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PTextElementBridge.createGraphicsNode( BridgeContext ctx , Elem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PTextElementBridge.AbstractFOPTextElementBridge( TextPainter text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PTextElementBridge.isSimple( BridgeContext ctx , Element element , GraphicsNode 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